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0d3a0b" officeooo:paragraph-rsid="000d3a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0d3a0b" officeooo:paragraph-rsid="0010569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weight="normal" officeooo:rsid="000bd8dd" officeooo:paragraph-rsid="000bd8d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d3a0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f6bb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0569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0f6bb0" officeooo:paragraph-rsid="000f6b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weight="normal" officeooo:rsid="0010f951" officeooo:paragraph-rsid="0010f95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 Light" fo:font-weight="normal" officeooo:rsid="0010f951" officeooo:paragraph-rsid="001259d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0f6bb0" officeooo:paragraph-rsid="000f6bb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f951" officeooo:paragraph-rsid="0010f95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f951" officeooo:paragraph-rsid="001259d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 Light" fo:font-weight="bold" officeooo:rsid="000bd8dd" officeooo:paragraph-rsid="000bd8d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 Light" fo:font-weight="bold" officeooo:rsid="000d3a0b" officeooo:paragraph-rsid="000d3a0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 Light" fo:font-weight="normal" officeooo:rsid="000bd8dd" officeooo:paragraph-rsid="000bd8d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10569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 Light" fo:font-weight="normal" officeooo:rsid="000d3a0b" officeooo:paragraph-rsid="000d3a0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 Light" fo:font-weight="normal" officeooo:rsid="00195f0e" officeooo:paragraph-rsid="00195f0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666666" loext:opacity="100%" style:font-name="Calibri Light" fo:font-size="11pt" fo:font-weight="normal" officeooo:rsid="00105696" officeooo:paragraph-rsid="00105696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9d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3a0b" style:font-weight-asian="normal" style:font-weight-complex="normal"/>
    </style:style>
    <style:style style:name="T5" style:family="text">
      <style:text-properties fo:font-weight="normal" officeooo:rsid="000bd8dd" style:font-weight-asian="normal" style:font-weight-complex="normal"/>
    </style:style>
    <style:style style:name="T6" style:family="text">
      <style:text-properties fo:font-weight="normal" officeooo:rsid="00105696" style:font-weight-asian="normal" style:font-weight-complex="normal"/>
    </style:style>
    <style:style style:name="T7" style:family="text">
      <style:text-properties fo:font-weight="normal" officeooo:rsid="00149bd6" style:font-weight-asian="normal" style:font-weight-complex="normal"/>
    </style:style>
    <style:style style:name="T8" style:family="text">
      <style:text-properties fo:font-weight="normal" officeooo:rsid="00161ef2" style:font-weight-asian="normal" style:font-weight-complex="normal"/>
    </style:style>
    <style:style style:name="T9" style:family="text">
      <style:text-properties fo:font-weight="normal" officeooo:rsid="00179eee" style:font-weight-asian="normal" style:font-weight-complex="normal"/>
    </style:style>
    <style:style style:name="T10" style:family="text">
      <style:text-properties officeooo:rsid="000ed162"/>
    </style:style>
    <style:style style:name="T11" style:family="text">
      <style:text-properties officeooo:rsid="000bd8dd"/>
    </style:style>
    <style:style style:name="T12" style:family="text">
      <style:text-properties officeooo:rsid="00105696"/>
    </style:style>
    <style:style style:name="T13" style:family="text">
      <style:text-properties officeooo:rsid="001259d7"/>
    </style:style>
    <style:style style:name="T14" style:family="text">
      <style:text-properties officeooo:rsid="00161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POWERSHELL</text:p>
      <text:p text:style-name="P2"/>
      <text:p text:style-name="P5">Realiza los siguientes ejercicios en powershell a partir del documento <text:span text:style-name="T1">datos.txt</text:span>.</text:p>
      <text:p text:style-name="P1"/>
      <text:p text:style-name="P2">Ejercicio 1.- <text:span text:style-name="T3">Obtén la primera columna de datos, el nombre de los alumnos.</text:span></text:p>
      <text:p text:style-name="P2"><text:span text:style-name="T3">get-content </text:span><text:span text:style-name="T8">datos</text:span><text:span text:style-name="T3">.txt | %{"$($_.SPLIT(" ")[0]</text:span><text:span text:style-name="T9">)</text:span><text:span text:style-name="T3">"}</text:span></text:p>
      <text:p text:style-name="P5">Import-csv datos.txt -Delimiter " " -Header Nombre,<text:span text:style-name="T14">Grado</text:span>,<text:span text:style-name="T14">Nota</text:span> | select Nombre</text:p>
      <text:p text:style-name="P5"/>
      <text:p text:style-name="P2">Ejercicio 2.-<text:span text:style-name="T3"> Obt</text:span><text:span text:style-name="T4">é</text:span><text:span text:style-name="T3">n la primera y la tercera columna de datos, el nombre y la nota de los alumnos.</text:span></text:p>
      <text:p text:style-name="P5">get-content datos.txt | %{"$($_.SPLIT(" ")[0]) $($_.SPLIT(" ")[2])"} </text:p>
      <text:p text:style-name="P5">Import-csv datos.txt -Delimiter " " -Header Nombre,<text:span text:style-name="T14">Grado</text:span>,<text:span text:style-name="T14">Nota</text:span> | select Nombre,<text:span text:style-name="T14">Nota</text:span></text:p>
      <text:p text:style-name="P5"/>
      <text:p text:style-name="P4">Ejercicio <text:span text:style-name="T12">3</text:span>.-<text:span text:style-name="T3"> Obtén todas las columnas de datos de </text:span><text:span text:style-name="T6">la alumna con nombre “Nuria”</text:span><text:span text:style-name="T3">.</text:span></text:p>
      <text:p text:style-name="P8"/>
      <text:p text:style-name="P8">Import-csv datos.txt -Delimiter " " -Header Nombre,Grado,<text:span text:style-name="T14">Nota</text:span> | Where-Object {$_.Nombre -eq "Nuria"}</text:p>
      <text:p text:style-name="P4"/>
      <text:p text:style-name="P3">Ejercicio <text:span text:style-name="T12">4</text:span>.-<text:span text:style-name="T3"> Obtén tod</text:span><text:span text:style-name="T6">os los </text:span><text:span text:style-name="T3">datos de los alumnos del grado SMR.</text:span></text:p>
      <text:p text:style-name="P3"><text:span text:style-name="T3"/></text:p>
      <text:p text:style-name="P6">Import-csv datos.txt -Delimiter " " -Header Nombre,Grado,<text:span text:style-name="T14">Nota</text:span> | Where-Object {$_.Grado -eq "SMR"}</text:p>
      <text:p text:style-name="P6"/>
      <text:p text:style-name="P4">Ejercicio <text:span text:style-name="T12">5</text:span>.-<text:span text:style-name="T3"> Obtén </text:span><text:span text:style-name="T6">la </text:span><text:span text:style-name="T5">primera y la </text:span><text:span text:style-name="T6">tercera</text:span><text:span text:style-name="T5"> columna de datos, </text:span><text:span text:style-name="T3">nombre y </text:span><text:span text:style-name="T6">nota</text:span><text:span text:style-name="T3"> de los alumnos, </text:span><text:span text:style-name="T6">cuando la nota obtenida sea 8, 9 o 10.</text:span></text:p>
      <text:p text:style-name="P21"/>
      <text:p text:style-name="P8">Import-csv datos.txt -Delimiter " " -Header Nombre,Grado,Nota | select Nombre,Nota | Where-Object {$_.Nota -eq "8" -or $_.Nota -eq "9" -or $_.Nota -eq "10"}</text:p>
      <text:p text:style-name="P8"/>
      <text:p text:style-name="P3">Ejercicio <text:span text:style-name="T13">6</text:span>.- <text:span text:style-name="T3"><text:s/></text:span><text:span text:style-name="T5">Obt</text:span><text:span text:style-name="T3">é</text:span><text:span text:style-name="T5">n la primera y la </text:span><text:span text:style-name="T3">segunda</text:span><text:span text:style-name="T5"> columna de datos, </text:span><text:span text:style-name="T3">nombre y grado de los alumnos, cuando los alumnos </text:span><text:span text:style-name="T7">NO </text:span><text:span text:style-name="T3">pertenezcan al grado de ASIR.</text:span></text:p>
      <text:p text:style-name="P6"/>
      <text:p text:style-name="P6">Import-csv datos.txt -Delimiter " " -Header Nombre,Grado,Nota | Where-Object {$_.Grado -ne "ASIR"}</text:p>
      <text:p text:style-name="P6"/>
      <text:p text:style-name="P9"><text:span text:style-name="T1">Ejercicio </text:span><text:span text:style-name="T2">7</text:span><text:span text:style-name="T1">.-</text:span> Obtén la <text:span text:style-name="T11">primera y la </text:span>tercera<text:span text:style-name="T11"> columna de datos </text:span>(nombre y nota) del tercer alumno del fichero.</text:p>
      <text:p text:style-name="P12"/>
      <text:p text:style-name="P20">Import-csv datos.txt -Delimiter " " -Header Nombre,Grado,Nota | select Nombre,Nota -First 3 | select -Skip 2</text:p>
      <text:p text:style-name="P20"/>
      <text:p text:style-name="P7"><text:span text:style-name="T1">Ejercicio </text:span><text:span text:style-name="T2">8</text:span><text:span text:style-name="T1">.-</text:span> <text:span text:style-name="T10">Obtén el número de alumnos que pertenezcan al grado de DAM.</text:span></text:p>
      <text:p text:style-name="P7"><text:tab/></text:p>
      <text:p text:style-name="P7"><text:tab/>- <text:span text:style-name="T12">Realiza el ejercicio guardando el resultado en una variable</text:span></text:p>
      <text:p text:style-name="P7"><text:tab/><text:tab/></text:p>
      <text:p text:style-name="P7"><text:tab/>- <text:span text:style-name="T12">Realiza el ejercicio sin guardar el resultado en una variable</text:span></text:p>
      <text:p text:style-name="P7"><text:tab/></text:p>
      <text:p text:style-name="P7"/>
      <text:p text:style-name="P10"><text:span text:style-name="T1">Ejercicio </text:span><text:span text:style-name="T2">9</text:span><text:span text:style-name="T1">.-</text:span> Muestra los datos ordenados <text:span text:style-name="T13">por la nota de los alumnos (de mayor a menor nota)</text:span></text:p>
      <text:p text:style-name="P13"/>
      <text:p text:style-name="P10"/>
      <text:p text:style-name="P11"><text:span text:style-name="T1">Ejercicio </text:span><text:span text:style-name="T2">10</text:span><text:span text:style-name="T1">.-</text:span> Muestra los datos ordenados <text:span text:style-name="T13">alfabéticamente por el nombre de los alumnos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1:02:48.186000000</meta:creation-date>
    <dc:date>2022-04-25T11:22:01.630000000</dc:date>
    <meta:editing-duration>PT1H28M32S</meta:editing-duration>
    <meta:editing-cycles>8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6" meta:word-count="313" meta:character-count="2018" meta:non-whitespace-character-count="1720"/>
  </office:meta>
</office:document-meta>
</file>